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e879" officeooo:paragraph-rsid="0012e879"/>
    </style:style>
    <style:style style:name="P2" style:family="paragraph" style:parent-style-name="Text_20_body" style:list-style-name="L1">
      <style:text-properties officeooo:rsid="0014e046" officeooo:paragraph-rsid="0014e046"/>
    </style:style>
    <style:style style:name="P3" style:family="paragraph" style:parent-style-name="Text_20_body" style:list-style-name="L2">
      <style:text-properties officeooo:rsid="0014e046" officeooo:paragraph-rsid="0014e046"/>
    </style:style>
    <style:style style:name="P4" style:family="paragraph" style:parent-style-name="Text_20_body" style:list-style-name="L2">
      <style:text-properties officeooo:rsid="00164b64" officeooo:paragraph-rsid="00164b64"/>
    </style:style>
    <style:style style:name="P5" style:family="paragraph" style:parent-style-name="Text_20_body">
      <style:text-properties officeooo:rsid="0016f103" officeooo:paragraph-rsid="0016f103"/>
    </style:style>
    <style:style style:name="P6" style:family="paragraph" style:parent-style-name="Text_20_body" style:list-style-name="L3">
      <style:text-properties officeooo:rsid="0016f103" officeooo:paragraph-rsid="0016f103"/>
    </style:style>
    <style:style style:name="P7" style:family="paragraph" style:parent-style-name="Text_20_body" style:list-style-name="L4">
      <style:text-properties officeooo:rsid="0016f103" officeooo:paragraph-rsid="0016f103"/>
    </style:style>
    <style:style style:name="P8" style:family="paragraph" style:parent-style-name="Text_20_body" style:list-style-name="L5">
      <style:text-properties officeooo:rsid="0016f103" officeooo:paragraph-rsid="0016f103"/>
    </style:style>
    <style:style style:name="P9" style:family="paragraph" style:parent-style-name="Text_20_body">
      <style:text-properties officeooo:rsid="0018465a" officeooo:paragraph-rsid="0018465a"/>
    </style:style>
    <style:style style:name="P10" style:family="paragraph" style:parent-style-name="Text_20_body" style:list-style-name="L4">
      <style:text-properties officeooo:rsid="001a7b92" officeooo:paragraph-rsid="001a7b92"/>
    </style:style>
    <style:style style:name="P11" style:family="paragraph" style:parent-style-name="Text_20_body">
      <style:text-properties officeooo:rsid="001b1046" officeooo:paragraph-rsid="001b1046"/>
    </style:style>
    <style:style style:name="P12" style:family="paragraph" style:parent-style-name="Text_20_body">
      <style:text-properties officeooo:rsid="001c6cd9" officeooo:paragraph-rsid="001c6cd9"/>
    </style:style>
    <style:style style:name="P13" style:family="paragraph" style:parent-style-name="Text_20_body" style:list-style-name="L4">
      <style:text-properties officeooo:rsid="001c6cd9" officeooo:paragraph-rsid="001c6cd9"/>
    </style:style>
    <style:style style:name="P14" style:family="paragraph" style:parent-style-name="Text_20_body">
      <style:text-properties officeooo:rsid="001de38e" officeooo:paragraph-rsid="001de38e"/>
    </style:style>
    <style:style style:name="P15" style:family="paragraph" style:parent-style-name="Text_20_body" style:list-style-name="L6">
      <style:text-properties officeooo:rsid="001de38e" officeooo:paragraph-rsid="001de38e"/>
    </style:style>
    <style:style style:name="P16" style:family="paragraph" style:parent-style-name="Text_20_body" style:list-style-name="L7">
      <style:text-properties officeooo:rsid="001de38e" officeooo:paragraph-rsid="001de38e"/>
    </style:style>
    <style:style style:name="P17" style:family="paragraph" style:parent-style-name="Text_20_body" style:list-style-name="L8">
      <style:text-properties officeooo:rsid="001de38e" officeooo:paragraph-rsid="001de38e"/>
    </style:style>
    <style:style style:name="P18" style:family="paragraph" style:parent-style-name="Text_20_body" style:list-style-name="L9">
      <style:text-properties officeooo:rsid="001de38e" officeooo:paragraph-rsid="001de38e"/>
    </style:style>
    <style:style style:name="P19" style:family="paragraph" style:parent-style-name="Title">
      <style:text-properties officeooo:rsid="0010ee12" officeooo:paragraph-rsid="0010ee12"/>
    </style:style>
    <style:style style:name="P20" style:family="paragraph" style:parent-style-name="Heading_20_1">
      <style:text-properties officeooo:rsid="0010ee12" officeooo:paragraph-rsid="0010ee12"/>
    </style:style>
    <style:style style:name="P21" style:family="paragraph" style:parent-style-name="Heading_20_1">
      <style:text-properties officeooo:rsid="0012e879" officeooo:paragraph-rsid="0012e879"/>
    </style:style>
    <style:style style:name="P22" style:family="paragraph" style:parent-style-name="Heading_20_1">
      <style:text-properties officeooo:paragraph-rsid="0018465a"/>
    </style:style>
    <style:style style:name="P23" style:family="paragraph" style:parent-style-name="Heading_20_1">
      <style:text-properties officeooo:rsid="001b1046" officeooo:paragraph-rsid="001b1046"/>
    </style:style>
    <style:style style:name="P24" style:family="paragraph" style:parent-style-name="Heading_20_3">
      <style:text-properties officeooo:rsid="0018465a" officeooo:paragraph-rsid="0018465a"/>
    </style:style>
    <style:style style:name="T1" style:family="text">
      <style:text-properties officeooo:rsid="0014e046"/>
    </style:style>
    <style:style style:name="T2" style:family="text">
      <style:text-properties officeooo:rsid="0016f103"/>
    </style:style>
    <style:style style:name="T3" style:family="text">
      <style:text-properties officeooo:rsid="0018465a"/>
    </style:style>
    <style:style style:name="T4" style:family="text">
      <style:text-properties officeooo:rsid="001a7b92"/>
    </style:style>
    <style:style style:name="T5" style:family="text">
      <style:text-properties officeooo:rsid="001c6cd9"/>
    </style:style>
    <style:style style:name="T6" style:family="text">
      <style:text-properties officeooo:rsid="001de3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sumen MH </text:p>
      <text:h text:style-name="P21" text:outline-level="1">General</text:h>
      <text:p text:style-name="P1">- Representaciones</text:p>
      <text:list xml:id="list1052243426" text:style-name="L1">
        <text:list-item>
          <text:p text:style-name="P2">Permutación</text:p>
        </text:list-item>
        <text:list-item>
          <text:p text:style-name="P2">Vector Binario</text:p>
        </text:list-item>
        <text:list-item>
          <text:p text:style-name="P2">Vector de tamaño m </text:p>
        </text:list-item>
      </text:list>
      <text:p text:style-name="P1">- Función objetivo<text:span text:style-name="T1">/evaluación</text:span></text:p>
      <text:h text:style-name="P23" text:outline-level="1">Problemas</text:h>
      <text:p text:style-name="P11">- Viajante de comercio </text:p>
      <text:p text:style-name="P12">- Problema de la mochila </text:p>
      <text:p text:style-name="P11">- Problemas de diversidad y convergencia y problemas multimodales </text:p>
      <text:h text:style-name="P20" text:outline-level="1">Algoritmos </text:h>
      <text:p text:style-name="P11">- BL / Búsqueda Local </text:p>
      <text:p text:style-name="P1">- Simulated Annealing<text:span text:style-name="T2"> <text:s/>/ Enfriamiento simulado / ES </text:span></text:p>
      <text:list xml:id="list1499852847" text:style-name="L4">
        <text:list-item>
          <text:p text:style-name="P7">Operador de vecindario </text:p>
        </text:list-item>
        <text:list-item>
          <text:p text:style-name="P10">Operador de movimiento </text:p>
        </text:list-item>
        <text:list-item>
          <text:p text:style-name="P13">Esquemas de enfriamiento </text:p>
        </text:list-item>
      </text:list>
      <text:p text:style-name="P1">- Tabú search<text:span text:style-name="T4"> / Búsqueda Tabú </text:span></text:p>
      <text:p text:style-name="P1">- Algoritmos genéticos <text:span text:style-name="T4">/ AGs </text:span></text:p>
      <text:list xml:id="list3456438980" text:style-name="L5">
        <text:list-item>
          <text:p text:style-name="P8">Representación = cromosoma </text:p>
        </text:list-item>
      </text:list>
      <text:list xml:id="list1481776542" text:style-name="L2">
        <text:list-item>
          <text:p text:style-name="P3">Operador de cruce </text:p>
        </text:list-item>
        <text:list-item>
          <text:p text:style-name="P4">Operador de mutación </text:p>
        </text:list-item>
      </text:list>
      <text:p text:style-name="P14"><text:tab/>- Con nicho </text:p>
      <text:p text:style-name="P14">- Algoritmo CHC </text:p>
      <text:list xml:id="list1507910852" text:style-name="L6">
        <text:list-item>
          <text:p text:style-name="P15">Componente 1 </text:p>
        </text:list-item>
        <text:list-item>
          <text:p text:style-name="P15">Componente 2 </text:p>
        </text:list-item>
        <text:list-item>
          <text:p text:style-name="P15">Componente 3 </text:p>
        </text:list-item>
        <text:list-item>
          <text:p text:style-name="P15">Componente 4 </text:p>
        </text:list-item>
      </text:list>
      <text:p text:style-name="P11"><text:soft-page-break/>- Programación genética</text:p>
      <text:p text:style-name="P5">- <text:span text:style-name="T5">Partículas / </text:span>PSO </text:p>
      <text:list xml:id="list720049604" text:style-name="L3">
        <text:list-item>
          <text:p text:style-name="P6">Evolución</text:p>
        </text:list-item>
      </text:list>
      <text:p text:style-name="P12">- Evolución diferencial </text:p>
      <text:list xml:id="list2710312080" text:style-name="L9">
        <text:list-item>
          <text:p text:style-name="P18">Característias</text:p>
        </text:list-item>
        <text:list-item>
          <text:p text:style-name="P18">Diferencias</text:p>
        </text:list-item>
        <text:list-item>
          <text:p text:style-name="P18">Algoritmo </text:p>
        </text:list-item>
      </text:list>
      <text:p text:style-name="P9">- ILS </text:p>
      <text:p text:style-name="P9">- Algoritmos basados en trayectorias </text:p>
      <text:p text:style-name="P9">- Algoritmos meméticos </text:p>
      <text:p text:style-name="P12">- Algoritmos de colonias de hormigas / ACO <text:span text:style-name="T6">/ CH / ACS</text:span></text:p>
      <text:list xml:id="list792530606" text:style-name="L7">
        <text:list-item>
          <text:p text:style-name="P16">Regla de actualización de feromona en línea. Pasos: </text:p>
        </text:list-item>
      </text:list>
      <text:p text:style-name="P14">- Sistemas de horminas / AS </text:p>
      <text:p text:style-name="P12">- Metaheurísticas híbridas</text:p>
      <text:p text:style-name="P11">- Modelos basados en adaptación social / swarm intelligence </text:p>
      <text:p text:style-name="P11">- Algoritmos evolutivos <text:span text:style-name="T5">/ AE </text:span></text:p>
      <text:list xml:id="list1119745869" text:style-name="L8">
        <text:list-item>
          <text:p text:style-name="P17">Influencia del tamaño de la población</text:p>
        </text:list-item>
      </text:list>
      <text:p text:style-name="P11">- Algoritmos multiarranque </text:p>
      <text:h text:style-name="P23" text:outline-level="1">ETC</text:h>
      <text:p text:style-name="P11">- Cómo seleccionar la metaheurística adecuada </text:p>
      <text:p text:style-name="P11">- Algoritmo voraz vs BL </text:p>
      <text:p text:style-name="P12">- Teorema de "No Free Lunch" </text:p>
      <text:p text:style-name="P12">- Intensificación<text:span text:style-name="T6">/explotación</text:span> y diversificación<text:span text:style-name="T6">/exploración</text:span> </text:p>
      <text:p text:style-name="P12">- Paralelización en metaheurísticas. Ejemplo y ventajas. </text:p>
      <text:p text:style-name="P14">- Características de la MH ideal </text:p>
      <text:p text:style-name="P1"/>
      <text:h text:style-name="P22" text:outline-level="1"><text:span text:style-name="T3">Ejercicios tipo </text:span></text:h>
      <text:h text:style-name="P24" text:outline-level="3">Descripción de un problema </text:h>
      <text:p text:style-name="P9">- Lista de algoritmos más adecuados. Justificación. Ventajas e inconvenientes. </text:p>
      <text:p text:style-name="P9"><text:soft-page-break/>- Algoritmo genético. Representación, función objetivo, operadores de cruce y mutación. Formulación y ejemplo de funcionamiento. </text:p>
      <text:p text:style-name="P9">- ¿PSO funcionarí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9T13:05:22.836308352</meta:creation-date>
    <dc:date>2022-06-19T14:09:08.835254386</dc:date>
    <meta:editing-duration>PT22M34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3" meta:paragraph-count="58" meta:word-count="256" meta:character-count="1627" meta:non-whitespace-character-count="1403"/>
  </office:meta>
</office:document-meta>
</file>